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New Century Schlbk" svg:font-family="'New Century Schlbk'"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Times"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fo:font-size="16pt" fo:font-weight="bold" style:font-name-asian="Times" style:font-size-asian="16pt" style:font-weight-asian="bold" style:font-name-complex="Times" style:font-size-complex="16pt" style:font-weight-complex="bold"/>
    </style:style>
    <style:style style:name="P3" style:family="paragraph" style:parent-style-name="Standard">
      <style:text-properties style:font-name="Times" style:font-name-asian="Times" style:font-name-complex="Times"/>
    </style:style>
    <style:style style:name="P4" style:family="paragraph" style:parent-style-name="Standard">
      <style:paragraph-properties style:line-height-at-least="0.1665in"/>
      <style:text-properties style:font-name="Times" style:font-name-asian="Times" style:font-name-complex="Times"/>
    </style:style>
    <style:style style:name="P5" style:family="paragraph" style:parent-style-name="Standard">
      <style:text-properties style:font-name="Times" style:text-underline-style="solid" style:text-underline-width="auto" style:text-underline-color="font-color" style:font-name-asian="Times" style:font-name-complex="Times"/>
    </style:style>
    <style:style style:name="P6" style:family="paragraph" style:parent-style-name="Standard" style:list-style-name="L1">
      <style:paragraph-properties fo:margin-left="1.25in" fo:margin-right="0in" fo:text-indent="-0.25in" style:auto-text-indent="false"/>
      <style:text-properties style:font-name="Times" style:font-name-asian="Times" style:font-name-complex="Times"/>
    </style:style>
    <style:style style:name="P7" style:family="paragraph" style:parent-style-name="Standard" style:list-style-name="L2">
      <style:paragraph-properties fo:margin-left="1.25in" fo:margin-right="0in" fo:text-indent="-0.25in" style:auto-text-indent="false"/>
      <style:text-properties style:font-name="Times" style:font-name-asian="Times" style:font-name-complex="Times"/>
    </style:style>
    <style:style style:name="P8" style:family="paragraph" style:parent-style-name="Standard" style:list-style-name="L1">
      <style:paragraph-properties fo:margin-left="1in" fo:margin-right="0in" fo:text-indent="0in" style:auto-text-indent="false"/>
      <style:text-properties style:font-name="Times" style:font-name-asian="Times" style:font-name-complex="Times"/>
    </style:style>
    <style:style style:name="P9" style:family="paragraph" style:parent-style-name="Standard" style:list-style-name="L2">
      <style:paragraph-properties fo:margin-left="1in" fo:margin-right="0in" fo:text-indent="0in" style:auto-text-indent="false"/>
      <style:text-properties style:font-name="Times" style:font-name-asian="Times" style:font-name-complex="Times"/>
    </style:style>
    <style:style style:name="P10" style:family="paragraph" style:parent-style-name="Standard">
      <style:paragraph-properties fo:margin-left="0.5in" fo:margin-right="0in" fo:text-indent="0in" style:auto-text-indent="false"/>
      <style:text-properties style:font-name="Times" style:font-name-asian="Times" style:font-name-complex="Times"/>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style:font-name="Times" style:font-name-asian="Times" style:font-name-complex="Times"/>
    </style:style>
    <style:style style:name="P13" style:family="paragraph" style:parent-style-name="Standard">
      <style:paragraph-properties fo:margin-left="0in" fo:margin-right="0in" style:line-height-at-least="0.1665in" fo:text-indent="0.5in" style:auto-text-indent="false"/>
    </style:style>
    <style:style style:name="P14" style:family="paragraph" style:parent-style-name="Standard">
      <style:paragraph-properties fo:break-before="page"/>
      <style:text-properties style:font-name="Times" fo:font-weight="bold" style:font-name-asian="Times" style:font-weight-asian="bold" style:font-name-complex="Times" style:font-weight-complex="bold"/>
    </style:style>
    <style:style style:name="P15" style:family="paragraph" style:parent-style-name="Standard">
      <style:paragraph-properties fo:break-before="page"/>
      <style:text-properties style:font-name="Times" style:font-name-asian="Times" style:font-name-complex="Times"/>
    </style:style>
    <style:style style:name="P16" style:family="paragraph" style:parent-style-name="Standard" style:master-page-name="Standard">
      <style:paragraph-properties fo:text-align="center" style:justify-single-word="false" style:page-number="auto"/>
      <style:text-properties style:font-name="Times" fo:font-size="16pt" fo:font-weight="bold" style:font-name-asian="Times" style:font-size-asian="16pt" style:font-weight-asian="bold" style:font-name-complex="Times" style:font-size-complex="16pt" style:font-weight-complex="bold"/>
    </style:style>
    <style:style style:name="T1" style:family="text">
      <style:text-properties fo:font-weight="bold" style:font-weight-asian="bold" style:font-weight-complex="bold"/>
    </style:style>
    <style:style style:name="T2" style:family="text">
      <style:text-properties style:font-name="Times" fo:font-weight="bold" style:font-name-asian="Times" style:font-weight-asian="bold" style:font-name-complex="Times" style:font-weight-complex="bold"/>
    </style:style>
    <style:style style:name="T3" style:family="text">
      <style:text-properties style:font-name="Times" style:font-name-asian="Times" style:font-name-complex="Times"/>
    </style:style>
    <style:style style:name="T4" style:family="text">
      <style:text-properties style:font-name="Times" fo:font-style="italic" style:font-name-asian="Times" style:font-style-asian="italic" style:font-name-complex="Times" style:font-style-complex="italic"/>
    </style:style>
    <style:style style:name="T5" style:family="text">
      <style:text-properties style:text-underline-style="solid" style:text-underline-width="auto" style:text-underline-color="font-color"/>
    </style:style>
    <text:list-style style:name="L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art 1</text:p>
      <text:p text:style-name="P2"/>
      <text:p text:style-name="P2">Research Questions and Sources</text:p>
      <text:p text:style-name="P1"/>
      <text:p text:style-name="P3">I began to work on this project at 50% time over the course of six months (August 1998 to January 1999), which later became extended to June 1999 for a total of 10 months. During this time I resided in Nashville TN and did most of the Milwaukee-based research by relying upon the groundwork of my dissertation (“More Than One Struggle: African-American School Reform Movements in Milwaukee, 1930-1980”) and four additional 3-day intensive research trips to Milwaukee, Madison, and College Park, MD.</text:p>
      <text:p text:style-name="P3"/>
      <text:p text:style-name="P3">Through the course of conversations with Carl Kaestle and his team of student researchers, who were focusing on federal involvement in elementary and secondary education in the nation’s capital, we settled upon this research question for my portion of the study:</text:p>
      <text:p text:style-name="P1"><text:s/>“How have local initiatives attempted to shape educational policy formulation in Washington, DC, and in turn, how were the resulting policies actually implemented in the local context?”</text:p>
      <text:p text:style-name="P1"/>
      <text:p text:style-name="P3">While researching this study, I followed the basic outline of Kaestle’s four frames and seven episodes, based upon our July 1998 meeting:</text:p>
      <text:p text:style-name="P3"/>
      <text:p text:style-name="P3"><text:tab/>FRAMES:</text:p>
      <text:list xml:id="list1468651211" text:style-name="L1">
        <text:list-item>
          <text:p text:style-name="P6">language and arguments</text:p>
        </text:list-item>
        <text:list-item>
          <text:p text:style-name="P6">interests and power relationships</text:p>
        </text:list-item>
        <text:list-item>
          <text:p text:style-name="P6">exogenous factors</text:p>
        </text:list-item>
        <text:list-item>
          <text:p text:style-name="P8">people and personalities</text:p>
        </text:list-item>
      </text:list>
      <text:p text:style-name="P3"/>
      <text:p text:style-name="P10">EPISODES:</text:p>
      <text:list xml:id="list1309577022" text:style-name="L2">
        <text:list-item>
          <text:p text:style-name="P7">the defeat of general aid proposals, 1945-55</text:p>
        </text:list-item>
        <text:list-item>
          <text:p text:style-name="P7">the passage of NDEA, 1958</text:p>
        </text:list-item>
        <text:list-item>
          <text:p text:style-name="P7">passage of ESEA, 1965</text:p>
        </text:list-item>
        <text:list-item>
          <text:p text:style-name="P7">1970s legislation asserting educational rights of women (Title IX), language minorities (1968 bilingual ed act), and children with disabilities (PL 94-142)</text:p>
        </text:list-item>
        <text:list-item>
          <text:p text:style-name="P7">creation of the Dept of Ed in 1978 and attempts to abolish it</text:p>
        </text:list-item>
        <text:list-item>
          <text:p text:style-name="P7">passage of the ECIA of 1981</text:p>
        </text:list-item>
        <text:list-item>
          <text:p text:style-name="P9">debates curtaining Goals 2000 in 1994</text:p>
        </text:list-item>
      </text:list>
      <text:p text:style-name="P3"/>
      <text:p text:style-name="P3">My research produced a total of five reports in 1998-99. (This final report is a revised and edited compilation of the set, plus this section on Research Questions and Sources.) </text:p>
      <text:p text:style-name="P12">Report 1 (August 1998) on source materials (8 single-spaced pages)</text:p>
      <text:p text:style-name="P12">Report 2 (November 1998) on preliminary narrative outline (9 single-spaced pages)</text:p>
      <text:p text:style-name="P12">Report 3 (January 1999) on Milwaukee historical narrative (35 ss. pgs, 6 charts)</text:p>
      <text:p text:style-name="P12">Report 4 (June 1999) on suburban interaction with Federal policy (8 ss. pages)</text:p>
      <text:p text:style-name="P12">Report 5 (June 1999) on exploratory study of the role of the State (9 ss. pages)</text:p>
      <text:p text:style-name="P3"/>
      <text:p text:style-name="P3">Since this Milwaukee study serves as a “guinea pig” for subseqent local case study research in Kaestle’s project, it may be helpful to map out the different kinds of source materials which I used, with comments about their level of usefulness. Of course, some of these will be specific to Milwaukee and Wisconsin, but may spark ideas about the range of materials available for other case studies.</text:p>
      <text:p text:style-name="P3"/>
      <text:p text:style-name="P14">Secondary Sources (Databases and Indexes)</text:p>
      <text:p text:style-name="P3">I began searching for published and unpublished secondary sources on Milwaukee and federal ed policy, with special attention to the “episodes” which Carl defined:</text:p>
      <text:p text:style-name="P3"/>
      <text:p text:style-name="P3">ERIC database of educational research (1966-present); some keyword, some ERIC descriptors</text:p>
      <text:p text:style-name="P3"><text:tab/>federal and Milwaukee</text:p>
      <text:p text:style-name="P3"><text:tab/>federal and Wisconsin and education</text:p>
      <text:p text:style-name="P3"><text:tab/>Impact-Aid and Milwaukee</text:p>
      <text:p text:style-name="P3"><text:tab/>National-Defense-Education-Act and Milwaukee</text:p>
      <text:p text:style-name="P3"><text:tab/>Elementary-Secondary-Education-Act and Milwaukee</text:p>
      <text:p text:style-name="P3"><text:tab/>compensatory and Milwaukee</text:p>
      <text:p text:style-name="P3"><text:tab/>desegregation and Milwaukee</text:p>
      <text:p text:style-name="P3"><text:tab/>integration and Milwaukee</text:p>
      <text:p text:style-name="P3"><text:tab/>ESEA and Milwaukee</text:p>
      <text:p text:style-name="P3"><text:tab/>Emergency-School-Aid-Act and Milwaukee</text:p>
      <text:p text:style-name="P3"><text:tab/>ESAA and Milwaukee</text:p>
      <text:p text:style-name="P12">Bilingual and Milwaukee</text:p>
      <text:p text:style-name="P12">Education-For-All-Handicapped-Children-Act and Milwaukee</text:p>
      <text:p text:style-name="P12">special-education and Milwaukee</text:p>
      <text:p text:style-name="P12">disabilites and Milwaukee</text:p>
      <text:p text:style-name="P12">block-grant and Milwaukee</text:p>
      <text:p text:style-name="P12">Goals-2000 and Milwaukee</text:p>
      <text:p text:style-name="P3"/>
      <text:p text:style-name="P3">Education Index (journal articles, on paper 1929+)</text:p>
      <text:p text:style-name="P3"><text:tab/>Milwaukee, Wisconsin</text:p>
      <text:p text:style-name="P3"/>
      <text:p text:style-name="P3">Educational Abstracts (online 1984+, supercedes Ed Abstracts)</text:p>
      <text:p text:style-name="P3"><text:tab/>Milwaukee and federal</text:p>
      <text:p text:style-name="P3"/>
      <text:p text:style-name="P3">America History and Life (on-line database of historical journals and monographs)</text:p>
      <text:p text:style-name="P3"><text:tab/>Milwaukee and federal</text:p>
      <text:p text:style-name="P3"><text:tab/>Milwaukee and education</text:p>
      <text:p text:style-name="P3"><text:tab/>(*looking back, I should have searched for specific Milwaukee congressmen by name)</text:p>
      <text:p text:style-name="P3"/>
      <text:p text:style-name="P3">WorldCat (compilation of on-line catalogs in academic libraries)</text:p>
      <text:p text:style-name="P3"><text:tab/>federal and Milwaukee</text:p>
      <text:p text:style-name="P3"><text:tab/>federal and education and Milwaukee</text:p>
      <text:p text:style-name="P3"><text:tab/>federal and education and wisconsin</text:p>
      <text:p text:style-name="P3"><text:tab/>NOTE: LC subject heading for local catalogs is “Federal aid to education”</text:p>
      <text:p text:style-name="P3"><text:tab/>(*looking back, I should have searched for specific Milwaukee congressmen by name)</text:p>
      <text:p text:style-name="P3"/>
      <text:p text:style-name="P3">Periodicals Contents Index (on-line searchable Table of Contents for better-known journals)</text:p>
      <text:p text:style-name="P3"><text:tab/>Milwaukee and federal</text:p>
      <text:p text:style-name="P3"/>
      <text:p text:style-name="P3">Dissertation Abstracts (on-line)</text:p>
      <text:p text:style-name="P3"><text:tab/>Milwaukee and federal</text:p>
      <text:p text:style-name="P3"><text:tab/>Milwaukee and education</text:p>
      <text:p text:style-name="P3"><text:tab/>federal and wisconsin and education</text:p>
      <text:p text:style-name="P3"><text:tab/>(*looking back, I should have searched for specific Milwaukee congressmen by name)</text:p>
      <text:p text:style-name="P3"/>
      <text:p text:style-name="P3">Looking back on the time I invested in these searches, I found several useful monographs through WorldCat and Diss Abstracts, and several very helpful program evaluations of Title I and bilingual education in ERIC. Downloading search results into a word-processing file made them much easier to sort and prioritize.</text:p>
      <text:p text:style-name="P3"><text:soft-page-break/></text:p>
      <text:p text:style-name="P1">Traditional local archives:</text:p>
      <text:p text:style-name="P3"/>
      <text:p text:style-name="P3">My next step was to search for archival collections which might contain holdings shedding light on federal ed policy regarding Milwaukee. Even though I had substantial background in Milwaukee archives based on my dissertation research, I was surprised at how difficult this phase of the research was, partly because of the explosion of paperwork regarding local and federal governments in the latter half of the 20th century. </text:p>
      <text:p text:style-name="P3"/>
      <text:p text:style-name="P3">To search for relevant archival collections, I drew upon two useful (and somewhat overlapping) databases:</text:p>
      <text:p text:style-name="P3"/>
      <text:p text:style-name="P3">Archives USA [a privately produced on-line database]</text:p>
      <text:p text:style-name="P3"><text:tab/>Milwaukee and education</text:p>
      <text:p text:style-name="P3"><text:tab/>Milwaukee and federal</text:p>
      <text:p text:style-name="P3"/>
      <text:p text:style-name="P3">NUCMC [publicly produced on-line National Union Catalog of Manuscript Collections]</text:p>
      <text:p text:style-name="P3"><text:tab/><text:tab/>http://lcweb.loc.gov/coll/nucmc</text:p>
      <text:p text:style-name="P3"><text:tab/>Milwaukee and education</text:p>
      <text:p text:style-name="P3"><text:tab/>Milwaukee and federal</text:p>
      <text:p text:style-name="P3"/>
      <text:p text:style-name="P3">Then I searched more specifically for archives of specific Milwaukee Congressmen and Wisconsin Senators, based on names which I compiled from these sources:</text:p>
      <text:p text:style-name="P12"/>
      <text:p text:style-name="P13"><text:span text:style-name="T4">Biographical Directory of the United States Congress, 1774-1989,</text:span><text:span text:style-name="T3"> Bicentennial Edition. Washington, DC: US Government Printing Office, 1989.</text:span></text:p>
      <text:p text:style-name="P4"/>
      <text:p text:style-name="P13"><text:span text:style-name="T4">Congressional Directory</text:span><text:span text:style-name="T3"> (biennial editions), US Govt Printing Office.</text:span></text:p>
      <text:p text:style-name="P4"/>
      <text:p text:style-name="P11"><text:span text:style-name="T4">Congressional Record Index</text:span><text:span text:style-name="T3">. Washington, DC: US Government Printing Office.</text:span></text:p>
      <text:p text:style-name="P3"/>
      <text:p text:style-name="P11"><text:span text:style-name="T3">Martis, Kenneth C.</text:span><text:span text:style-name="T4"> The historical atlas of United States Congressional districts, 1789-1983</text:span><text:span text:style-name="T3"> (New York: Free Press, 1982). <text:s/>[**see also more recent atlas by same author?]</text:span></text:p>
      <text:p text:style-name="P3"/>
      <text:p text:style-name="P11"><text:span text:style-name="T4">Congressional Elections 1946-1996</text:span><text:span text:style-name="T3"> (Congressional Quarterly, 1998?)</text:span></text:p>
      <text:p text:style-name="P3"><text:tab/><text:tab/>handy tabulations of Cong districts and vote results</text:p>
      <text:p text:style-name="P3"/>
      <text:p text:style-name="Standard"><text:span text:style-name="T3"><text:tab/></text:span><text:span text:style-name="T4">A Guide to the Papers of the Members of the House and Senate</text:span><text:span text:style-name="T3"> (in paper; I didn’t know about this source at the right time, but have included it here)</text:span></text:p>
      <text:p text:style-name="P3"/>
      <text:p text:style-name="P3">These searches helped me to identify the following traditional archival holdings:</text:p>
      <text:p text:style-name="P3"/>
      <text:p text:style-name="P5">Marquette University Archives:</text:p>
      <text:p text:style-name="P3">CHARLES J. KERSTEN PAPERS (CJK), </text:p>
      <text:p text:style-name="P3">5th District Republican Congressman, held office from ?? to 1954</text:p>
      <text:p text:style-name="P3">1946-1971, 21.3 feet (10 feet unprocessed).</text:p>
      <text:p text:style-name="P3"/>
      <text:p text:style-name="P3">JOSEPH R. MCCARTHY PAPERS (JRM), </text:p>
      <text:p text:style-name="P3">Wisconsin Senator, held office from ?? to 1957</text:p>
      <text:p text:style-name="P3">1930-1957, 141.6 feet (36.6 feet unprocessed).</text:p>
      <text:p text:style-name="P3"/>
      <text:p text:style-name="P3">CLEMENT J. ZABLOCKI PAPERS (CJZ), </text:p>
      <text:p text:style-name="P3">4th District Democratic Congressman, held office from 1948-1983</text:p>
      <text:p text:style-name="P3">former civics teacher in MPS during 1930s</text:p>
      <text:p text:style-name="P3"><text:soft-page-break/>1945-1983, 825 feet (500 feet in process, 325 feet unprocessed).</text:p>
      <text:p text:style-name="P3"/>
      <text:p text:style-name="P5">University of Wisconsin-Milwaukee Archives:</text:p>
      <text:p text:style-name="P3">HENRY S. REUSS PAPERS</text:p>
      <text:p text:style-name="P3">5th District Democratic Congressman, held office from 1954-1982</text:p>
      <text:p text:style-name="P3">former Milwaukee school board member, 1953-54</text:p>
      <text:p text:style-name="P3">1939-1982, 87 feet</text:p>
      <text:p text:style-name="P3"/>
      <text:p text:style-name="P3">HENRY MAIER, ADMINISTRATION OF</text:p>
      <text:p text:style-name="P3">Milwaukee Mayor from 1960-1988</text:p>
      <text:p text:style-name="P3">199 feet</text:p>
      <text:p text:style-name="P3"/>
      <text:p text:style-name="P3">TONY BAEZ PAPERS</text:p>
      <text:p text:style-name="P3">Milwaukee Puerto Rican community activist involved in bilingual education programs</text:p>
      <text:p text:style-name="P3">1968-1979, 1.6 feet</text:p>
      <text:p text:style-name="P3"/>
      <text:p text:style-name="P3">LLOYD BARBEE PAPERS</text:p>
      <text:p text:style-name="P3">Milwaukee community activist, lawyer, and state representative involved in school desegregation</text:p>
      <text:p text:style-name="P3"/>
      <text:p text:style-name="P5">Milwaukee Public Library, Humanities Division:</text:p>
      <text:p text:style-name="P3">FRANK ZEIDLER PAPERS</text:p>
      <text:p text:style-name="P3">Milwaukee Mayor from 1956?-1960</text:p>
      <text:p text:style-name="P3">290 feet</text:p>
      <text:p text:style-name="P3"/>
      <text:p text:style-name="P5">State Historical Society of Wisconsin, Archives:</text:p>
      <text:p text:style-name="P3">WILLIAM PROXMIRE PAPERS</text:p>
      <text:p text:style-name="P3">Wisconsin Senator, held office from 1958-1988</text:p>
      <text:p text:style-name="P3">379 feet, unprocessed</text:p>
      <text:p text:style-name="P3"/>
      <text:p text:style-name="P3">JIM MOODY PAPERS</text:p>
      <text:p text:style-name="P3">5th District Democratic Congressman, held office from 1982-1992</text:p>
      <text:p text:style-name="P3">63 feet</text:p>
      <text:p text:style-name="P3"/>
      <text:p text:style-name="P3">WILBUR J. COHEN PAPERS</text:p>
      <text:p text:style-name="P3">Secretary of HEW, 109 feet</text:p>
      <text:p text:style-name="P3">former resident of Milwaukee; includes correspondence from Henry Reuss</text:p>
      <text:p text:style-name="P3"/>
      <text:p text:style-name="P3">WISCONSIN DEPARTMENT OF PUBLIC INSTRUCTION</text:p>
      <text:p text:style-name="P3">unprocessed and semi-processed, with various division holdings, such as:</text:p>
      <text:p text:style-name="P3"><text:tab/>Agency History Record, various divisions.</text:p>
      <text:p text:style-name="P3"><text:tab/>Division for Management and Budget, Federal program files, 1965, 1972-1974, <text:tab/><text:tab/>1976, 1978-1980.</text:p>
      <text:p text:style-name="P3"><text:tab/>Education of handicapped children, 1880-1967.</text:p>
      <text:p text:style-name="P3"><text:tab/>Equal Educational Opportunities Committee records, 1969-1973.</text:p>
      <text:p text:style-name="P3"><text:tab/>Equal Educational Opportunities correspondence, 1969-1972.</text:p>
      <text:p text:style-name="P3"><text:tab/>Evaluation of the Inter-Related Language Skill Centers, 1968.</text:p>
      <text:p text:style-name="P3"><text:tab/>General correspondence of the State Superintendent, 1851-1977.</text:p>
      <text:p text:style-name="P3"><text:tab/>Milwaukee school desegregation correspondence, 1986-1988.</text:p>
      <text:p text:style-name="P3"><text:tab/>NDEA administrative files, 1966-1977.</text:p>
      <text:p text:style-name="P3"><text:tab/>Proposed program for preparing teachers of disadvantaged youth, 1968.</text:p>
      <text:p text:style-name="P3"><text:tab/>Title I and II vocational education review worksheets/audit reports, 1965-76.</text:p>
      <text:p text:style-name="P3"><text:tab/>White House Conference on Education files, 1954-1956.</text:p>
      <text:p text:style-name="P3"><text:tab/>ESEA title II (Basic Skills Program), P.L. 95-561, records, 1980-1981.</text:p>
      <text:p text:style-name="P3"><text:tab/>Vocational education long range plans, 1965-1977.</text:p>
      <text:p text:style-name="P3"><text:soft-page-break/><text:tab/>USDO and OCR correspondence, 1985-[ongoing]</text:p>
      <text:p text:style-name="P3"><text:tab/><text:tab/>Current records are in the office of origin; semi-current records</text:p>
      <text:p text:style-name="P3"><text:s text:c="12"/><text:tab/>may be in the State Records Center; non-current records may be in</text:p>
      <text:p text:style-name="P3"><text:s text:c="12"/><text:tab/>the State Archives; No records yet in archival custody.</text:p>
      <text:p text:style-name="P3"/>
      <text:p text:style-name="P3">Looking back, the most useful archives for this project turned out to be:</text:p>
      <text:p text:style-name="P12"><text:s/>Congressman Zablocki</text:p>
      <text:p text:style-name="P12">Congressman Reuss</text:p>
      <text:p text:style-name="P12">Lloyd Barbee (school deseg activist, attorney, State NAACP Pres, State Rep.)</text:p>
      <text:p text:style-name="P3">There was very little material of use to me in the holdings of Wisconsin’s Senators, or Milwaukee’s long-term Mayor Maier.</text:p>
      <text:p text:style-name="P3"/>
      <text:p text:style-name="P3">Of course, archives which were carefully indexed (especially those with on-line finding aids) were much more helpful than unprocessed collections.</text:p>
      <text:p text:style-name="P3"/>
      <text:p text:style-name="P3">The biggest disappointment turned out to the Wisconsin DPI archives, which were a mess of jumbled boxes, several of which had very questionable archival value. (See also DPI in “non-traditional archives” below.)</text:p>
      <text:p text:style-name="P3"/>
      <text:p text:style-name="P1">NARA - National Archives and Records Administration (www.nara.gov)</text:p>
      <text:p text:style-name="P3">With the assumption that a history of federal ed policy should include federal archives, I spent a considerable amount of time trying to make sense of the NARA holdings. The results were mixed. While I did not find much which I actually used in my Milwaukee case study, I gathered detailed notes on the organization of NARA holdings because there may be ways in which we could draw upon it for future case studies.</text:p>
      <text:p text:style-name="P3"/>
      <text:p text:style-name="P3">NARA holdings are divided into Record Groups for different federal agencies, organizations,etc. For Kaestle’s project, the most relevant RGs appear to be:</text:p>
      <text:p text:style-name="P10">RG 12 Office of Ed</text:p>
      <text:p text:style-name="P10">RECORD TYPES <text:s text:c="13"/>RECORD LOCATIONS <text:s text:c="5"/>QUANTITIES </text:p>
      <text:p text:style-name="P10">Textual Records <text:s text:c="10"/>Washington Area <text:s text:c="8"/>846 cu. ft.</text:p>
      <text:p text:style-name="P10"><text:s text:c="26"/><text:tab/>Atlanta <text:s text:c="18"/>4 cu. ft.</text:p>
      <text:p text:style-name="P10"><text:s text:c="26"/><text:tab/>San Francisco <text:s text:c="12"/>3 cu. ft.</text:p>
      <text:p text:style-name="P10"><text:s text:c="26"/><text:tab/>Seattle <text:s text:c="18"/>9 cu. ft.</text:p>
      <text:p text:style-name="P10">Maps and Charts <text:s text:c="10"/>College Park <text:s text:c="13"/>1 item </text:p>
      <text:p text:style-name="P10">Motion Pictures <text:s text:c="10"/>College Park <text:s text:c="12"/>59 reels </text:p>
      <text:p text:style-name="P10">Sound Recordings <text:s text:c="9"/>College Park <text:s text:c="11"/>173 items</text:p>
      <text:p text:style-name="P10">Machine-Readable Records <text:s/>College Park <text:s text:c="11"/>374 data sets</text:p>
      <text:p text:style-name="P10">Still Pictures <text:s text:c="11"/>College Park <text:s text:c="9"/>2,116 images</text:p>
      <text:p text:style-name="P10">**********</text:p>
      <text:p text:style-name="P10">RG 235 HEW</text:p>
      <text:p text:style-name="P10">RECORD TYPES <text:s text:c="14"/>RECORD LOCATIONS <text:s text:c="6"/>QUANTITIES </text:p>
      <text:p text:style-name="P10">Textual Records <text:s text:c="11"/>Washington Area <text:s text:c="7"/>425 cu. ft. </text:p>
      <text:p text:style-name="P10">Motion Pictures <text:s text:c="11"/>College Park <text:s text:c="11"/>72 reels </text:p>
      <text:p text:style-name="P10">Video Recordings <text:s text:c="10"/>College Park <text:s text:c="11"/>26 items </text:p>
      <text:p text:style-name="P10">Sound Recordings <text:s text:c="10"/>College Park <text:s text:c="12"/>8 items </text:p>
      <text:p text:style-name="P10">Machine-Readable Records <text:s text:c="2"/>College Park <text:s text:c="11"/>58 data sets</text:p>
      <text:p text:style-name="P10">********</text:p>
      <text:p text:style-name="P10">RG 441 Dept of Ed</text:p>
      <text:p text:style-name="P10">RECORD TYPES <text:s text:c="14"/>RECORD LOCATIONS <text:s text:c="8"/>QUANTITIES</text:p>
      <text:p text:style-name="P10">Textual Records <text:s text:c="11"/>Washington Area <text:s text:c="10"/>13 cu. ft.</text:p>
      <text:p text:style-name="P10">Motion Pictures <text:s text:c="11"/>College Park <text:s text:c="14"/>1 reel</text:p>
      <text:p text:style-name="P10">Sound Recordings <text:s text:c="10"/>College Park <text:s text:c="13"/>93 items</text:p>
      <text:p text:style-name="P10">Machine-Readable Records <text:s text:c="2"/>College Park <text:s text:c="14"/>4 data sets</text:p>
      <text:p text:style-name="P3"><text:soft-page-break/></text:p>
      <text:p text:style-name="P3">NARA has regional facilities, so based on the web info above, I contacted the Great Lakes Regional NARA in Chicago to inquire about any Education-related holdings which did not appear here. The staff person confirmed that no archives from the three RGs were at their site.</text:p>
      <text:p text:style-name="P3"/>
      <text:p text:style-name="P3">So, while visiting in-laws in the Washington DC area, I gladly escaped and spent about two days scouting out Milwaukee-related archives at the NARA in College Park, MD (aka Archives II). This was a challenge, because the three RGs have limited (and somewhat confusing) finding aids.</text:p>
      <text:p text:style-name="P3"/>
      <text:p text:style-name="P3">RG 12 (Office of Ed) has a published finding aid which I located at Vanderbilt Library.</text:p>
      <text:p text:style-name="P3"><text:tab/>Carmen Delle Donne, comp., Preliminary Inventory of</text:p>
      <text:p text:style-name="P12">the Records of the Office of Education, PI 178 (1974).</text:p>
      <text:p text:style-name="P3">While helpful for a Washington DC perspective, it did not turn up significant leads for my Milwaukee case study.</text:p>
      <text:p text:style-name="P3"/>
      <text:p text:style-name="P3">When I investigated the RG 12 finding aid at Archives II, I discovered very detailed Supplements to the collection which were not recorded in the original finding aid. (See separate memo to Carl for details).</text:p>
      <text:p text:style-name="P1"/>
      <text:p text:style-name="P3">For RG 235 (HEW), I found a Preliminary Inventory of the Records of HEW (compiled by Jerry Hess, unpublished finding aid at Archives II), and decided to explore selected Subject Correspondence files from the Office of the Secretary, 1956-1974, looking for Milwaukee-related materials. Since the finding aid was incomplete for the first 132 (out of 429) boxes, I did some random hunting to locate “Milw” and “WI” in the decimal classication scheme for correspondence. What little I found did not inspire me about the potential of this source for our case studies.</text:p>
      <text:p text:style-name="P3"/>
      <text:p text:style-name="P3">For RG 441 (Dept of Ed), I did a similar search through selected boxes of the Office of Sec, General Correespondence and Admin Files, 1979-1983. The finding aid is much clearer than RG 235, though overall classification scheme is not, so individual themes may fall in between the runs for this record. Once again, it was not fruitful at first glance.</text:p>
      <text:p text:style-name="P3"/>
      <text:p text:style-name="P3">Somewhere in Archives II, there may be records of HEW and Dept of Ed investigative reports which audited how Title I funds were spent in Milwaukee. That’s essentially what I was looking for, since I had newspaper clippings that these reports had been issued, but no trace of them in the local Milwaukee archives. Once Kaestle has determined which case studies will be included, it may be worth a day or two of a Washington-based researcher to search the NARA archives in College Park, MD again, with a clearer focus of what we’re looking for.</text:p>
      <text:p text:style-name="P1"/>
      <text:p text:style-name="P1">Congressional Records:</text:p>
      <text:p text:style-name="P3"/>
      <text:p text:style-name="P3">Perhaps the weakest link in my project was my very limited use of Congressional source materials, which happened for several reasons. First, I did not realize at the beginning of my research how so much of it would later turn out to be centered around Milwaukee two long-term Congressmen. Second, the limited communication between me and Kaestle’s researchers at Brown may have been another factor, especially since this was an overlapping area between “local” and “Washington” at the beginning of this project. Third, I was not previously familiar with the search databases mentioned below, and Congressional Masterfile was not available at Vanderbilt University when I began my work. If I had to do it all over again, I’d make sure that I included this aspect more carefully. Perhaps we could be doing a better job of coordinating the study of Congressional sources between the local case researchers and the Washington DC researchers.</text:p>
      <text:p text:style-name="P3"/>
      <text:p text:style-name="P3"><text:soft-page-break/><text:tab/>Congressional Masterfile - contains info on all bills and hearings, including published and non-published reports, from 1789-1969; searchable by comte, cmte member, witness, witness school district, location, etc.</text:p>
      <text:p text:style-name="P3"/>
      <text:p text:style-name="P3"><text:tab/>Congressional Compass (I used a version titled Congressional Universe) - search for bills subject was assoc with, database info since 1970</text:p>
      <text:p text:style-name="P3"/>
      <text:p text:style-name="P3">Search terms should have included:</text:p>
      <text:p text:style-name="P3"><text:tab/>Congressional Reps and Senators, by name</text:p>
      <text:p text:style-name="P3"><text:tab/>City (Milwaukee)</text:p>
      <text:p text:style-name="P3"><text:tab/>School Superintendents, by name (eg Harold Vincent)</text:p>
      <text:p text:style-name="P3"><text:tab/>Mayors, by name</text:p>
      <text:p text:style-name="P3"><text:tab/>State officials, by name or state</text:p>
      <text:p text:style-name="P3"/>
      <text:p text:style-name="P1">Local Newspapers:</text:p>
      <text:p text:style-name="P3"/>
      <text:p text:style-name="P3"><text:tab/>Perhaps the most essential source materials for my Milwaukee study, especially for composing an historical narrative of local-federal relations over time, was the extensive newspaper clippings collections organized by non-academic libraries. Milwaukee had two major daily newspapers for most of the period of our study: the Milwaukee Journal and the Milwaukee Sentinel. Searching through fifty years of daily microfilm for key stories was not feasible for this study, but since it was a government-related topic, I could draw upon not one, but two very well-organized newspaper clippings collections.</text:p>
      <text:p text:style-name="P3"><text:tab/> The Wisconsin Legislative Reference Bureau, located near the State Capitol in Madison, maintains a extensive newspaper clippings file, organized by subject headings. I made arrangements with Rose Arnold, the collection librarian, to scan the following subject headings and to purchase inexpensive microfiche copies of the relevant clippings ($1 for page of 20-50 clippings) if they seemed worthwhile.</text:p>
      <text:p text:style-name="P3"><text:tab/>WI LRB subject headings:</text:p>
      <text:p text:style-name="P3"><text:tab/><text:tab/>Education-finance-federal</text:p>
      <text:p text:style-name="P3"><text:tab/><text:tab/>Bilingual education</text:p>
      <text:p text:style-name="P3"><text:tab/><text:tab/>Special Education</text:p>
      <text:p text:style-name="P3">I already purchased microfiche on desegregation/discrimination for my dissertation research.</text:p>
      <text:p text:style-name="P3"><text:tab/>The Milwaukee Legislative Reference Bureau, located in the basement of City Hall, holds a similar collection of newspaper clippings, which had previously belonged to the Milwaukee Public Library. I also made special arrangements to purchase microfiche copies of their relevant subject files, such as:</text:p>
      <text:p text:style-name="P3"><text:tab/>Milw LRB subject headings:</text:p>
      <text:p text:style-name="P3"><text:tab/><text:tab/>Education-Finance</text:p>
      <text:p text:style-name="P3"><text:tab/><text:tab/>Federal Aid</text:p>
      <text:p text:style-name="P3"><text:tab/><text:tab/>Federal and Municipal Relations</text:p>
      <text:p text:style-name="Standard"><text:span text:style-name="T3"><text:tab/>Since these materials were so valuable for my case study, and often overlooked by academic researchers, I was curious about the availability of LRBs in other states and cities, for future reference for our local case study researchers. A pamphlet which I obtained from the National Conference of State Legislatures, </text:span><text:span text:style-name="T4">Directory of Legislative Research Librarians (1998)</text:span><text:span text:style-name="T3">, lists names and contact info for similar institutions in each state. However, not all state LRBs have allocated resources for indexing local daily newspapers by governmental topic. </text:span></text:p>
      <text:p text:style-name="P3"><text:tab/>In addition, some municipal public libraries maintain a specialized “local history room” which may be helpful for our case studies. For example, the Miami-Dade County Public Library “Florida Collection” organized a detailed clippings file years ago (now on microfilm), with subject headings as detailed as “Education and Schools - Federal Aid.” </text:p>
      <text:p text:style-name="Standard"><text:span text:style-name="T3"><text:tab/>As for other newspaper indexes, the </text:span><text:span text:style-name="T4">New York Times Index</text:span><text:span text:style-name="T3">, (1913-) covers the entire period of the this federal study, and has geographic headings which may be helpful to our local case studies. I did not consult it for the Milwaukee study.</text:span></text:p>
      <text:p text:style-name="P3"><text:soft-page-break/><text:tab/>According to reference materials which I consulted, Bell &amp; Howell and UMI newspaper indexing services began as early as 1971 for selected major city newspapers, such as:</text:p>
      <text:p text:style-name="P15"/>
      <text:p text:style-name="P3"><text:tab/>Chicago Tribune, 1972-</text:p>
      <text:p text:style-name="P3"><text:tab/>LA Times, 1972-</text:p>
      <text:p text:style-name="P3"><text:tab/>New Orlean Times-Picayune, 1972-</text:p>
      <text:p text:style-name="P3"><text:tab/>Washington Post, 1971-</text:p>
      <text:p text:style-name="P3"><text:tab/>St. Louis Post-Dispatch, 1975-</text:p>
      <text:p text:style-name="P3"><text:tab/>Denver Post, 1976-</text:p>
      <text:p text:style-name="P3"><text:tab/>Detroit News 1976-</text:p>
      <text:p text:style-name="P3"><text:tab/>Houston Post 1976-</text:p>
      <text:p text:style-name="P3"><text:tab/>San Francisco Chronicle, 1976-</text:p>
      <text:p text:style-name="P3"><text:tab/>Wall Street Journal, 1976-</text:p>
      <text:p text:style-name="P3"><text:tab/>USA Today, 1982-</text:p>
      <text:p text:style-name="P3"><text:tab/>Atlanta Constitution and Journal, 1983-</text:p>
      <text:p text:style-name="P3"><text:tab/>Boston Globe, 1983-</text:p>
      <text:p text:style-name="P3"><text:tab/>Washington Times, 1986-</text:p>
      <text:p text:style-name="P3">Bell and Howell sponsored an index of Milwaukee papers for a portion of 1976, but it was not continued and thus I did not consult it for this study.</text:p>
      <text:p text:style-name="P3"><text:tab/>A specialized Black Newspapers Index, covering 11 major weekly publications, was published from 1971-1986, with most coverage beginning in 1977. Milwaukee was not included, but I did draw occasionally upon my own clippings files of Milwaukee’s Black newspapers, which I studied in detail for my dissertation research.</text:p>
      <text:p text:style-name="P3"><text:tab/>Most major newspapers began on-line archives in the early 1990s. Since I did not have easy access to this database from my home in Nashville TN, and since I decided to concentrate on 1950-1990, I did not consult it for this case study.</text:p>
      <text:p text:style-name="P3"/>
      <text:p text:style-name="Standard"><text:span text:style-name="T3"><text:tab/>For the focused study of a Milwaukee suburb and federal ed policy (Report #3), the LRBs had only a few clippings from </text:span><text:span text:style-name="T4">the Whitefish Bay Herald</text:span><text:span text:style-name="T3"> weekly newspaper, since it was not a major daily. But it was feasible to scan its 16-page weekly format, so I arranged to borrow microfilm from the State Historical Society in Madison, and read about one decade, beginning January 1961. If we choose to include suburbs as a major component of future local case studies, I strongly urge researchers to consider non-daily suburban newspapers as a valuable (and often overlooked) source material.</text:span></text:p>
      <text:p text:style-name="P3"/>
      <text:p text:style-name="P1">Non-Traditional Archives</text:p>
      <text:p text:style-name="P1"/>
      <text:p text:style-name="P3">One of the most important research lessons that I learned from this project was the amount of valuable post-1945 governmental data which I located in non-traditional archives, meaning those which are not readily identified through academic archives databases, such as ArchivesUSA, etc. Although I already learned this lesson to some extent while doing my dissertation research, I’m convinced now more than ever of the need to look “off the academic radar screen” for governmental records (especially financial data) regarding our local case studies.</text:p>
      <text:p text:style-name="P3"/>
      <text:p text:style-name="P3"><text:s/>Citizens’ Governmental Research Bureau; now known as Public Policy Forum, Milwaukee, WI</text:p>
      <text:p text:style-name="P3"><text:tab/>This public agency (and its extensive internal library) is notable for its focus on metropolitan public policy, not just Milwaukee issues. Since 1956, they published a continuous series of Bulletins on educational finance and policy, with annual summaries of city/suburban school data (including the growth and decline of federal funding). Their library, not typically open for public research, was the only source I had for constructing the metro Milwaukee longitudinal charts on financial and demographic data.</text:p>
      <text:p text:style-name="P3"/>
      <text:p text:style-name="P15">Legislative Reference Library, basement of City Hall, Milwaukee WI</text:p>
      <text:p text:style-name="Standard"><text:span text:style-name="T3"><text:tab/>Since this agency has been allocated resources to organize city governmental data, they had the best maintained collection of Milwaukee school district demographic and budget reports, such as the </text:span><text:span text:style-name="T4">Annual Report of the Board of School Directors</text:span><text:span text:style-name="T3">, which allowed me to construct charts on demographic and financial growth related to federal aid since the 1930s.</text:span></text:p>
      <text:p text:style-name="P3"/>
      <text:p text:style-name="P3">Milwaukee Public Schools (MPS), Central Office</text:p>
      <text:p text:style-name="P3"><text:tab/>The MPS Office of Board Governance maintains one of the few collections of historical material in the Central Office. Meetings of the city school board (officially titled “Board of School Directors”) are recorded in two formats:</text:p>
      <text:p text:style-name="Standard"><text:span text:style-name="T3"><text:tab/>1) </text:span><text:span text:style-name="T4">Proceedings </text:span><text:span text:style-name="T3"><text:s/>is a summarized record of school board and committee meetings, and its annual published volume, it provides an index to topics discussed or ruled upon. I scanned for topics related to federal education policy from the 1930s onward.</text:span></text:p>
      <text:p text:style-name="Standard"><text:span text:style-name="T3"><text:tab/>2) </text:span><text:span text:style-name="T4">Minutes</text:span><text:span text:style-name="T3"> are recorded and printed verbatim of all school board committee and full meetings. Given the scope of this collection, scanning through every volume was not feasible, but I used the </text:span><text:span text:style-name="T4">Proceedings</text:span><text:span text:style-name="T3"> and occasional newspaper reports to identify board minutes worth reading in details.</text:span></text:p>
      <text:p text:style-name="P3"><text:tab/>As for the rest of the MPS Central Office, I found surprisingly little documentation which extends back to pre-1990 years. Staff members of the federal aid division told me by phone that they were only required to maintain documentation for seven years. The former head of the Curriculum Division, Cynthia Ellwood, reported that she and several others cleaned out the basement records room a few years ago (much to the surprise of her husband, Bob Lowe, an historian of education). Given that major city public schools are under so much pressure to results in the present, it should not surprise us that preservation of historical documents is such a low priority, and has not been adequately funded in recent decades.</text:p>
      <text:p text:style-name="P3"/>
      <text:p text:style-name="P3">Wisconsin Department of Public Instruction (DPI), Madison WI</text:p>
      <text:p text:style-name="P3"><text:tab/>For the exploratory report on the State role (part 4), I visited the DPI main adminstration building in Madison on perhaps the worst possible day. Through informal contacts with the WI LRB, I went looking for Allen Vick, a DPI staffer whom everyone referred to as a veteran administrator of federal programs, with more than 25 years on the job. But that particular day, three entire floors of DPI staff and offices were undergoing a major reorganization and were in absolute chaos. When I finally found Mr. Vick amid the moving boxes, he told me the bad news: just five days earlier, he had thrown away three decades of DPI files on federal ed programs, to prepare for this major office move. (It was quite a disappointment at the time, but after looking over some of the current files, I’m not sure what I would have found in Vick’s source materials other than dollars paid out per federal program to every school district in Wisconsin.) </text:p>
      <text:p text:style-name="Standard"><text:span text:style-name="T3"><text:tab/>DPI maintains a small library of materials, mostly educational journals and resource materials for curriculum and administration. There are no major archival holdings on site (since the State Historical Society is the designated repository, but see the limitations mentioned in “Traditional Archives” above.) However, one useful item which may be common to other case studies was the biennial </text:span><text:span text:style-name="T4">Report of the Superintendent of Public Instruction</text:span><text:span text:style-name="T3">. I read copies from 1945 onward. These summarize the growth of federal aid (mostly from the perspective of the increasing number of central office staff necessary to distribute funds), but the narrative detail drops off considerably in the late 1960s.</text:span></text:p>
      <text:p text:style-name="P3"><text:tab/></text:p>
      <text:p text:style-name="P3">Whitefish Bay School Board records, in superintendent’s office, WB High School</text:p>
      <text:p text:style-name="P3"><text:tab/>Compared to Milwaukee’s extensive records of school board meetings, the holdings of Whitefish Bay (a wealthy Northshore suburb) are quite small. Each year consisted of one three-ring binder, with only a fraction of the detail found in the records of the city. I spent a half-day reading through 1960-1966 for the purpose of this study.</text:p>
      <text:p text:style-name="P3"/>
      <text:p text:style-name="P14">Oral history:</text:p>
      <text:p text:style-name="P3"><text:tab/>I did not conduct any oral histories for this Milwaukee study, for two reasons. First, I had recently completed over 70 oral histories for my dissertation on Black school reform activism in Milwaukee. Despite being a very worthwhile investment of my time, I realized that the “pages written per hour of interviewing” ratio was small, and would be even smaller for a topic as diffuse as federal educational policy. Second, I also learned during my dissertation that the best interviews were those where I had made sufficient time to do background reading, and since I was still wading through piles of paper sources, it seemed wise to put off oral histories until we had a better understanding of what we were looking for.</text:p>
      <text:p text:style-name="P3"><text:tab/>There were two exceptions. First, I spent several hours attempting to trace Gerard Farley, the former MPS Coordinator of Federal Programs for much of the 1960s, but did not succeed. Second, once I found Allen Vick at DPI, I spent an hour speaking and listening to him (non-recorded) about his memories of adminstrating federal programs, and gleaned some insights for my notes (for example, how Milwaukee’s extensive central office administrative staff virtually guaranteed that they would win competitive federal grants, compared to most of the understaffed central offices in rural portions of the state.)</text:p>
      <text:p text:style-name="Standard"><text:span text:style-name="T3"><text:tab/>For a richer explanation of how oral history might be useful for this broader study, see Jack Dougherty, “From Anecdote to Analysis: Oral Interviews and New Scholarship in Educational History.” </text:span><text:span text:style-name="T4">Journal of American History</text:span><text:span text:style-name="T3"> 86 (September 1999): 712-722.</text:span></text:p>
      <text:p text:style-name="P3"><text:tab/>http://www.historycooperative.org/journals/jah/86.2/dougherty.html</text:p>
      <text:p text:style-name="P3"/>
      <text:p text:style-name="P1">MOVING FROM RESEARCH TO REPORTS:</text:p>
      <text:p text:style-name="P3"><text:tab/>Historians always run the risk of drowning in the details of our extensive source materials, so to offer guidance to future authors of local case studies for Kaestle’s project, I’ve sketched out a brief outline of my steps from research to writing reports.</text:p>
      <text:p text:style-name="P3"><text:tab/>Report 1 (August 1998) was an 8-page list of the most relevant source materials which I had located after just a few weeks on the project. I first tried to identify all published secondary sources, then worked backward (from their footnotes and my on-line searches) to identify more primary materials. At the bottom was a one-page outline of the major episodes in federal policy which corresponded to the sources I had located.</text:p>
      <text:p text:style-name="P3"><text:tab/>Report 2 (November 1998) was a 9-page draft outline of the narrative structure which I was formulating for the main Milwaukee report, based on the research and notes which I had gathered together at that point. It consisted of 7 sections, based loosely on the episodes which Carl had recommended, with some twists which were particular to Milwaukee:</text:p>
      <text:p text:style-name="P3"><text:tab/><text:tab/>1) Making the Case for Federal Aid, 1945-1965</text:p>
      <text:p text:style-name="P3"><text:tab/><text:tab/>2) Struggling to Define Title I in the 1960s</text:p>
      <text:p text:style-name="P3"><text:tab/><text:tab/>3) Decentralizing via Washington, DC</text:p>
      <text:p text:style-name="P3"><text:tab/><text:tab/>4) The Politics of Expanding Educational Equality in the 70s</text:p>
      <text:p text:style-name="P3"><text:tab/><text:tab/>5) How Federal Aid Shaped Desegregation in Milwaukee</text:p>
      <text:p text:style-name="P3"><text:tab/><text:tab/>6) A Rustbelt City faces the Reagan Budget</text:p>
      <text:p text:style-name="P3"><text:tab/><text:tab/>7) Vouchers Make For Strange Bedfellows</text:p>
      <text:p text:style-name="P3"/>
      <text:p text:style-name="Standard"><text:span text:style-name="T2">See sample</text:span><text:span text:style-name="T3"> (on next page) of the draft narrative outline for section #1 (one of the clearer ones in my mind at that point), to illustrate the level of detail. (Notice that this is just a rough framework of the narrative; I kept the detailed source materials and supporting evidence in a separate word processing file, adding and reorganizing bits and pieces as I went along.)</text:span></text:p>
      <text:p text:style-name="P3"/>
      <text:p text:style-name="P12">For Report 3 (January 1999), I wrote the main narrative of the Milwaukee case study (which is attached here as Part II of this final report). Due to the time pressure and my errors of judgement, did more extensive research and writing on the first four sections (roughly 1945-1970s) than for the latter three sections (1970s-90s). Several of these pages contain footnotes which refer to unanswered questions or confusing data.</text:p>
      <text:p text:style-name="P12">Reports 4 and 5 (June 1999) are exploratory studies to shed light on the role of suburbs and the state in the Milwaukee-Washington relationship on federal educational policy.</text:p>
      <text:p text:style-name="P1"><text:soft-page-break/>SAMPLE NARRATIVE OUTLINE (of section 1 from Report #2)</text:p>
      <text:p text:style-name="P1">1) Making the Case for Federal Aid, 1945-1965</text:p>
      <text:p text:style-name="P3"/>
      <text:p text:style-name="P3">A school construction crisis prompted Milwaukeeans to call for federal aid to education in the 1950s. As the 11th largest city by the end of the decade, its population increased 20%, and its school-age population soared by over 50%, from 69,000 in 1950 to 105,000 in 1960. (By comparison, average big-city school enrollments rose only 20-30%; Milwaukee may have been second only to Los Angeles).</text:p>
      <text:p text:style-name="P3"/>
      <text:p text:style-name="P3">Amid this financial crisis for the Milwaukee Public Schools (MPS), some leading Democrats proposed federal aid to education as a solution. This was the familiar remedy from the 1930s crisis, when the FDR administration opened up WPA funds to help localities build high schools, and more importantly in that period, but men to work on construction projects. (The other precedent is federal subsidies for school lunches, which MPS begins to receive in 1945, though this receives little public attention, except for occasional comments that it benefits Wisconsin’s dairy farmers).</text:p>
      <text:p text:style-name="P3"/>
      <text:p text:style-name="P3">Clement Zablocki, a former MPS teacher and the Democratic Congressman representing the predominantly Polish southside, criticized proposals for federal aid in the late 1940s as “first-class discriminatory legislation,” because they offer it only to public, not parochial schools.</text:p>
      <text:p text:style-name="P3"><text:s/></text:p>
      <text:p text:style-name="P3">By the mid-1950s, Henry Reuss, a former MPS school board member and the northside Milwaukee Democratic Congressman, began building a city-wide coalition for “instituting a liberal system of federal aids for school construction and operating costs.”</text:p>
      <text:p text:style-name="P3"/>
      <text:p text:style-name="P3">Resistance to federal aid came from a handful of Milwaukee Republicans, taxpayers’ leagues, and occasional Eisenhower administration officials who visit the city. Also, some Milwaukee Democrats expressed fears that federal aid to education legislation will unfairly redistribute money away from Northern cities, to the rural South, thus rewarding school districts which “refused to spend enough money for good schools.” Racial segregation in Southern schools was not a major theme in Milwaukee’s pre-1960 debates over federal aid, except for occasional comments by Reuss.</text:p>
      <text:p text:style-name="P3"/>
      <text:p text:style-name="P3">Federal funding through NDEA suddenly appeared during this debate, but drew little attention since it did not address school construction, the major crisis. The amount of funding provided was relatively small ($130k annually in 1960). A majority of this apparently went to funding foreign language labs and AV equipment; science equipment seemed to be a secondary concern.</text:p>
      <text:p text:style-name="P3"/>
      <text:p text:style-name="P3">By 1960, Milwaukee city and school officials looked forward to the likelihood that the newly-elected JFK administration would win support for federal aid to education, to relieve Milwaukee’s continuing enrollment and financial crisis. City officials anticipated a difficult year in the Wisconsin state legislature, which was dominated by Republicans and rural interests, who seemed unlikely to increase state aid to Democratic urban centers. In this context, newly-elected Democratic Mayor Henry Maier began to build a national reputation on building excellent city-federal relationships.</text:p>
      <text:p text:style-name="P3"/>
      <text:p text:style-name="P3">In the early 1960s, Congressman Zablocki began to sponsor his own bills for federal aid for school construction, which attempt to address the public/parochial dispute. He received advice from Fr. Virgil Blum, a Jesuit priest and Marquette University political science professor, and unofficial leader of a national organization, “Citizens for Educational Freedom,” which proposes federal aid in the form of “direct grants to parents who elect to send their children to independent schools.”</text:p>
      <text:p text:style-name="P3"/>
      <text:p text:style-name="Standard"><text:soft-page-break/><text:span text:style-name="T3">Both Reuss and Zablocki help to lay the groundwork for federal aid to education, though they both emphasize school construction aid, which is not the intended aim of ESEA. <text:s/></text:span><text:span text:style-name="T2">END OF S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New Century Schlbk" svg:font-family="'New Century Schlbk'"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Century Schlbk" fo:font-family="'New Century Schlbk'" style:font-pitch="variable" fo:font-size="12pt" fo:language="en" fo:country="US" style:font-name-asian="New Century Schlbk" style:font-family-asian="'New Century Schlbk'" style:font-pitch-asian="variable" style:font-size-asian="12pt" style:font-name-complex="New Century Schlbk" style:font-family-complex="'New Century Schlbk'"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Times" style:font-name-asian="Times" style:font-name-complex="Times"/>
    </style:style>
    <style:page-layout style:name="Mpm1">
      <style:page-layout-properties fo:page-width="8.5in" fo:page-height="11in" style:num-format="1" style:print-orientation="portrait" fo:margin-top="1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text:tab/><text:span text:style-name="MT1"><text:tab/>Part 1, p. </text:span><text:span text:style-name="Page_20_Number"><text:span text:style-name="MT1"><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obar</meta:initial-creator>
    <meta:creation-date>2000-05-23T10:45:00</meta:creation-date>
    <dc:creator>Jack Dougherty</dc:creator>
    <dc:date>2000-05-24T09:34:00</dc:date>
    <meta:print-date>2000-05-24T10:32:00</meta:print-date>
    <meta:editing-cycles>1</meta:editing-cycles>
    <meta:document-statistic meta:table-count="0" meta:image-count="0" meta:object-count="0" meta:page-count="13" meta:paragraph-count="285" meta:word-count="5051" meta:character-count="33427" meta:non-whitespace-character-count="28001"/>
    <meta:generator>LibreOffice/6.1.4.2$MacOSX_X86_64 LibreOffice_project/9d0f32d1f0b509096fd65e0d4bec26ddd1938fd3</meta:generator>
  </office:meta>
</office:document-meta>
</file>